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office:font-face-decls>
  <office:automatic-styles>
    <style:style style:name="P1" style:parent-style-name="Title" style:master-page-name="MP0" style:family="paragraph">
      <style:paragraph-properties fo:break-before="page"/>
      <style:text-properties style:language-complex="he" style:country-complex="IL"/>
    </style:style>
    <style:style style:name="P2" style:parent-style-name="Subtitle" style:family="paragraph">
      <style:text-properties style:language-complex="he" style:country-complex="IL"/>
    </style:style>
    <style:style style:name="P3" style:parent-style-name="Heading1" style:family="paragraph">
      <style:text-properties style:language-complex="he" style:country-complex="IL"/>
    </style:style>
    <style:style style:name="P4" style:parent-style-name="Normal" style:family="paragraph">
      <style:text-properties style:language-complex="he" style:country-complex="IL"/>
    </style:style>
    <style:style style:name="P5" style:parent-style-name="Normal" style:family="paragraph">
      <style:text-properties style:language-complex="he" style:country-complex="IL"/>
    </style:style>
    <style:style style:name="P6" style:parent-style-name="Normal" style:family="paragraph">
      <style:text-properties style:language-complex="he" style:country-complex="IL"/>
    </style:style>
    <style:style style:name="P7" style:parent-style-name="Heading1" style:family="paragraph">
      <style:text-properties style:language-complex="he" style:country-complex="IL"/>
    </style:style>
    <style:style style:name="P8" style:parent-style-name="Heading2" style:family="paragraph">
      <style:text-properties style:language-complex="he" style:country-complex="IL"/>
    </style:style>
    <style:style style:name="P9" style:parent-style-name="Normal" style:family="paragraph">
      <style:text-properties style:language-complex="he" style:country-complex="IL"/>
    </style:style>
    <style:style style:name="T10" style:parent-style-name="DefaultParagraphFont" style:family="text">
      <style:text-properties style:language-complex="he" style:country-complex="IL"/>
    </style:style>
    <style:style style:name="T11" style:parent-style-name="DefaultParagraphFont" style:family="text">
      <style:text-properties style:language-complex="he" style:country-complex="IL"/>
    </style:style>
    <style:style style:name="T12" style:parent-style-name="FootnoteReference" style:family="text">
      <style:text-properties style:language-complex="he" style:country-complex="IL"/>
    </style:style>
    <style:style style:name="T13" style:parent-style-name="DefaultParagraphFont" style:family="text">
      <style:text-properties style:language-complex="he" style:country-complex="IL"/>
    </style:style>
    <style:style style:name="T14" style:parent-style-name="DefaultParagraphFont" style:family="text">
      <style:text-properties style:language-complex="he" style:country-complex="IL"/>
    </style:style>
    <style:style style:name="T15" style:parent-style-name="DefaultParagraphFont" style:family="text">
      <style:text-properties style:language-complex="he" style:country-complex="IL"/>
    </style:style>
    <style:style style:name="T16" style:parent-style-name="DefaultParagraphFont" style:family="text">
      <style:text-properties style:language-complex="he" style:country-complex="IL"/>
    </style:style>
    <style:style style:name="T17" style:parent-style-name="DefaultParagraphFont" style:family="text">
      <style:text-properties style:language-complex="he" style:country-complex="IL"/>
    </style:style>
    <style:style style:name="T18" style:parent-style-name="DefaultParagraphFont" style:family="text">
      <style:text-properties style:language-complex="he" style:country-complex="IL"/>
    </style:style>
    <style:style style:name="T19" style:parent-style-name="DefaultParagraphFont" style:family="text">
      <style:text-properties style:language-complex="he" style:country-complex="IL"/>
    </style:style>
    <style:style style:name="T20" style:parent-style-name="DefaultParagraphFont" style:family="text">
      <style:text-properties style:language-complex="he" style:country-complex="IL"/>
    </style:style>
    <style:style style:name="T21" style:parent-style-name="DefaultParagraphFont" style:family="text">
      <style:text-properties style:language-complex="he" style:country-complex="IL"/>
    </style:style>
    <style:style style:name="T22" style:parent-style-name="DefaultParagraphFont" style:family="text">
      <style:text-properties style:language-complex="he" style:country-complex="IL"/>
    </style:style>
    <style:style style:name="T23" style:parent-style-name="DefaultParagraphFont" style:family="text">
      <style:text-properties style:language-complex="he" style:country-complex="IL"/>
    </style:style>
    <style:style style:name="T24" style:parent-style-name="DefaultParagraphFont" style:family="text">
      <style:text-properties style:language-complex="he" style:country-complex="IL"/>
    </style:style>
    <style:style style:name="T25" style:parent-style-name="DefaultParagraphFont" style:family="text">
      <style:text-properties style:language-complex="he" style:country-complex="IL"/>
    </style:style>
    <style:style style:name="T26" style:parent-style-name="DefaultParagraphFont" style:family="text">
      <style:text-properties style:language-complex="he" style:country-complex="IL"/>
    </style:style>
    <style:style style:name="T27" style:parent-style-name="DefaultParagraphFont" style:family="text">
      <style:text-properties style:language-complex="he" style:country-complex="IL"/>
    </style:style>
    <style:style style:name="T28" style:parent-style-name="DefaultParagraphFont" style:family="text">
      <style:text-properties style:language-complex="he" style:country-complex="IL"/>
    </style:style>
    <style:style style:name="T29" style:parent-style-name="DefaultParagraphFont" style:family="text">
      <style:text-properties style:language-complex="he" style:country-complex="IL"/>
    </style:style>
    <style:style style:name="T30" style:parent-style-name="DefaultParagraphFont" style:family="text">
      <style:text-properties style:language-complex="he" style:country-complex="IL"/>
    </style:style>
    <style:style style:name="T31" style:parent-style-name="DefaultParagraphFont" style:family="text">
      <style:text-properties style:language-complex="he" style:country-complex="IL"/>
    </style:style>
    <style:style style:name="T32" style:parent-style-name="DefaultParagraphFont" style:family="text">
      <style:text-properties style:language-complex="he" style:country-complex="IL"/>
    </style:style>
    <style:style style:name="T33" style:parent-style-name="DefaultParagraphFont" style:family="text">
      <style:text-properties style:language-complex="he" style:country-complex="IL"/>
    </style:style>
    <style:style style:name="T34" style:parent-style-name="DefaultParagraphFont" style:family="text">
      <style:text-properties style:language-complex="he" style:country-complex="IL"/>
    </style:style>
    <style:style style:name="T35" style:parent-style-name="DefaultParagraphFont" style:family="text">
      <style:text-properties style:language-complex="he" style:country-complex="IL"/>
    </style:style>
    <style:style style:name="T36" style:parent-style-name="DefaultParagraphFont" style:family="text">
      <style:text-properties style:language-complex="he" style:country-complex="IL"/>
    </style:style>
    <style:style style:name="T37" style:parent-style-name="DefaultParagraphFont" style:family="text">
      <style:text-properties style:language-complex="he" style:country-complex="IL"/>
    </style:style>
    <style:style style:name="T38" style:parent-style-name="DefaultParagraphFont" style:family="text">
      <style:text-properties style:language-complex="he" style:country-complex="IL"/>
    </style:style>
    <style:style style:name="T39" style:parent-style-name="DefaultParagraphFont" style:family="text">
      <style:text-properties style:language-complex="he" style:country-complex="IL"/>
    </style:style>
    <style:style style:name="T40" style:parent-style-name="DefaultParagraphFont" style:family="text">
      <style:text-properties style:language-complex="he" style:country-complex="IL"/>
    </style:style>
    <style:style style:name="T41" style:parent-style-name="DefaultParagraphFont" style:family="text">
      <style:text-properties style:language-complex="he" style:country-complex="IL"/>
    </style:style>
    <style:style style:name="T42" style:parent-style-name="DefaultParagraphFont" style:family="text">
      <style:text-properties style:language-complex="he" style:country-complex="IL"/>
    </style:style>
    <style:style style:name="T43" style:parent-style-name="DefaultParagraphFont" style:family="text">
      <style:text-properties style:language-complex="he" style:country-complex="IL"/>
    </style:style>
    <style:style style:name="T44" style:parent-style-name="DefaultParagraphFont" style:family="text">
      <style:text-properties style:language-complex="he" style:country-complex="IL"/>
    </style:style>
    <style:style style:name="T45" style:parent-style-name="DefaultParagraphFont" style:family="text">
      <style:text-properties style:language-complex="he" style:country-complex="IL"/>
    </style:style>
    <style:style style:name="T46" style:parent-style-name="DefaultParagraphFont" style:family="text">
      <style:text-properties style:language-complex="he" style:country-complex="IL"/>
    </style:style>
    <style:style style:name="T47" style:parent-style-name="DefaultParagraphFont" style:family="text">
      <style:text-properties style:language-complex="he" style:country-complex="IL"/>
    </style:style>
    <style:style style:name="T48" style:parent-style-name="FootnoteReference" style:family="text">
      <style:text-properties style:language-complex="he" style:country-complex="IL"/>
    </style:style>
    <style:style style:name="T49" style:parent-style-name="DefaultParagraphFont" style:family="text">
      <style:text-properties style:language-complex="he" style:country-complex="IL"/>
    </style:style>
    <style:style style:name="T50" style:parent-style-name="DefaultParagraphFont" style:family="text">
      <style:text-properties style:language-complex="he" style:country-complex="IL"/>
    </style:style>
    <style:style style:name="T51" style:parent-style-name="DefaultParagraphFont" style:family="text">
      <style:text-properties style:language-complex="he" style:country-complex="IL"/>
    </style:style>
    <style:style style:name="T52" style:parent-style-name="DefaultParagraphFont" style:family="text">
      <style:text-properties style:language-complex="he" style:country-complex="IL"/>
    </style:style>
    <style:style style:name="T53" style:parent-style-name="DefaultParagraphFont" style:family="text">
      <style:text-properties style:language-complex="he" style:country-complex="IL"/>
    </style:style>
    <style:style style:name="T54" style:parent-style-name="DefaultParagraphFont" style:family="text">
      <style:text-properties style:language-complex="he" style:country-complex="IL"/>
    </style:style>
    <style:style style:name="T55" style:parent-style-name="FootnoteReference" style:family="text">
      <style:text-properties style:language-complex="he" style:country-complex="IL"/>
    </style:style>
    <style:style style:name="T56" style:parent-style-name="DefaultParagraphFont" style:family="text">
      <style:text-properties style:language-complex="he" style:country-complex="IL"/>
    </style:style>
    <style:style style:name="T57" style:parent-style-name="DefaultParagraphFont" style:family="text">
      <style:text-properties style:language-complex="he" style:country-complex="IL"/>
    </style:style>
    <style:style style:name="T58" style:parent-style-name="DefaultParagraphFont" style:family="text">
      <style:text-properties style:language-complex="he" style:country-complex="IL"/>
    </style:style>
    <style:style style:name="T59" style:parent-style-name="DefaultParagraphFont" style:family="text">
      <style:text-properties style:language-complex="he" style:country-complex="IL"/>
    </style:style>
    <style:style style:name="T60" style:parent-style-name="DefaultParagraphFont" style:family="text">
      <style:text-properties style:language-complex="he" style:country-complex="IL"/>
    </style:style>
    <style:style style:name="T61" style:parent-style-name="DefaultParagraphFont" style:family="text">
      <style:text-properties style:language-complex="he" style:country-complex="IL"/>
    </style:style>
    <style:style style:name="T62" style:parent-style-name="DefaultParagraphFont" style:family="text">
      <style:text-properties style:language-complex="he" style:country-complex="IL"/>
    </style:style>
    <style:style style:name="T63" style:parent-style-name="DefaultParagraphFont" style:family="text">
      <style:text-properties style:language-complex="he" style:country-complex="IL"/>
    </style:style>
    <style:style style:name="P64" style:parent-style-name="Normal" style:family="paragraph">
      <style:text-properties style:language-complex="he" style:country-complex="IL"/>
    </style:style>
    <style:style style:name="P65" style:parent-style-name="Normal" style:family="paragraph">
      <style:text-properties style:language-complex="he" style:country-complex="IL"/>
    </style:style>
    <style:style style:name="P66" style:parent-style-name="Heading2" style:family="paragraph">
      <style:text-properties style:language-complex="he" style:country-complex="IL"/>
    </style:style>
    <style:style style:name="T67" style:parent-style-name="DefaultParagraphFont" style:family="text">
      <style:text-properties style:language-complex="he" style:country-complex="IL"/>
    </style:style>
    <style:style style:name="T68" style:parent-style-name="DefaultParagraphFont" style:family="text">
      <style:text-properties style:language-complex="he" style:country-complex="IL"/>
    </style:style>
    <style:style style:name="T69" style:parent-style-name="DefaultParagraphFont" style:family="text">
      <style:text-properties fo:font-style="italic" style:font-style-asian="italic" style:font-style-complex="italic" style:language-complex="he" style:country-complex="IL"/>
    </style:style>
    <style:style style:name="T70" style:parent-style-name="DefaultParagraphFont" style:family="text">
      <style:text-properties style:language-complex="he" style:country-complex="IL"/>
    </style:style>
    <style:style style:name="T71" style:parent-style-name="DefaultParagraphFont" style:family="text">
      <style:text-properties style:language-complex="he" style:country-complex="IL"/>
    </style:style>
    <style:style style:name="T72" style:parent-style-name="DefaultParagraphFont" style:family="text">
      <style:text-properties style:language-complex="he" style:country-complex="IL"/>
    </style:style>
    <style:style style:name="T73" style:parent-style-name="DefaultParagraphFont" style:family="text">
      <style:text-properties style:language-complex="he" style:country-complex="IL"/>
    </style:style>
    <style:style style:name="T74" style:parent-style-name="DefaultParagraphFont" style:family="text">
      <style:text-properties style:language-complex="he" style:country-complex="IL"/>
    </style:style>
    <style:style style:name="T75" style:parent-style-name="DefaultParagraphFont" style:family="text">
      <style:text-properties style:language-complex="he" style:country-complex="IL"/>
    </style:style>
    <style:style style:name="T76" style:parent-style-name="DefaultParagraphFont" style:family="text">
      <style:text-properties style:language-complex="he" style:country-complex="IL"/>
    </style:style>
    <style:style style:name="T77" style:parent-style-name="DefaultParagraphFont" style:family="text">
      <style:text-properties style:language-complex="he" style:country-complex="IL"/>
    </style:style>
    <style:style style:name="T78" style:parent-style-name="DefaultParagraphFont" style:family="text">
      <style:text-properties style:language-complex="he" style:country-complex="IL"/>
    </style:style>
    <style:style style:name="T79" style:parent-style-name="DefaultParagraphFont" style:family="text">
      <style:text-properties style:language-complex="he" style:country-complex="IL"/>
    </style:style>
    <style:style style:name="T80" style:parent-style-name="DefaultParagraphFont" style:family="text">
      <style:text-properties style:language-complex="he" style:country-complex="IL"/>
    </style:style>
    <style:style style:name="T81" style:parent-style-name="DefaultParagraphFont" style:family="text">
      <style:text-properties style:language-complex="he" style:country-complex="IL"/>
    </style:style>
    <style:style style:name="T82" style:parent-style-name="DefaultParagraphFont" style:family="text">
      <style:text-properties style:language-complex="he" style:country-complex="IL"/>
    </style:style>
    <style:style style:name="T83" style:parent-style-name="DefaultParagraphFont" style:family="text">
      <style:text-properties style:language-complex="he" style:country-complex="IL"/>
    </style:style>
    <style:style style:name="T84" style:parent-style-name="DefaultParagraphFont" style:family="text">
      <style:text-properties style:language-complex="he" style:country-complex="IL"/>
    </style:style>
    <style:style style:name="T85" style:parent-style-name="DefaultParagraphFont" style:family="text">
      <style:text-properties style:language-complex="he" style:country-complex="IL"/>
    </style:style>
    <style:style style:name="T86" style:parent-style-name="DefaultParagraphFont" style:family="text">
      <style:text-properties style:language-complex="he" style:country-complex="IL"/>
    </style:style>
    <style:style style:name="T87" style:parent-style-name="DefaultParagraphFont" style:family="text">
      <style:text-properties style:language-complex="he" style:country-complex="IL"/>
    </style:style>
    <style:style style:name="T88" style:parent-style-name="DefaultParagraphFont" style:family="text">
      <style:text-properties style:language-complex="he" style:country-complex="IL"/>
    </style:style>
    <style:style style:name="T89" style:parent-style-name="DefaultParagraphFont" style:family="text">
      <style:text-properties style:language-complex="he" style:country-complex="IL"/>
    </style:style>
    <style:style style:name="T90" style:parent-style-name="DefaultParagraphFont" style:family="text">
      <style:text-properties style:language-complex="he" style:country-complex="IL"/>
    </style:style>
    <style:style style:name="T91" style:parent-style-name="FootnoteReference" style:family="text">
      <style:text-properties style:language-complex="he" style:country-complex="IL"/>
    </style:style>
    <style:style style:name="T92" style:parent-style-name="DefaultParagraphFont" style:family="text">
      <style:text-properties style:language-complex="he" style:country-complex="IL"/>
    </style:style>
    <style:style style:name="T93" style:parent-style-name="DefaultParagraphFont" style:family="text">
      <style:text-properties style:language-complex="he" style:country-complex="IL"/>
    </style:style>
    <style:style style:name="T94" style:parent-style-name="DefaultParagraphFont" style:family="text">
      <style:text-properties style:language-complex="he" style:country-complex="IL"/>
    </style:style>
    <style:style style:name="T95" style:parent-style-name="DefaultParagraphFont" style:family="text">
      <style:text-properties style:language-complex="he" style:country-complex="IL"/>
    </style:style>
    <style:style style:name="T96" style:parent-style-name="DefaultParagraphFont" style:family="text">
      <style:text-properties style:language-complex="he" style:country-complex="IL"/>
    </style:style>
    <style:style style:name="T97" style:parent-style-name="DefaultParagraphFont" style:family="text">
      <style:text-properties style:language-complex="he" style:country-complex="IL"/>
    </style:style>
    <style:style style:name="T98" style:parent-style-name="DefaultParagraphFont" style:family="text">
      <style:text-properties style:language-complex="he" style:country-complex="IL"/>
    </style:style>
    <style:style style:name="T99" style:parent-style-name="DefaultParagraphFont" style:family="text">
      <style:text-properties style:language-complex="he" style:country-complex="IL"/>
    </style:style>
    <style:style style:name="T100" style:parent-style-name="DefaultParagraphFont" style:family="text">
      <style:text-properties style:language-complex="he" style:country-complex="IL"/>
    </style:style>
    <style:style style:name="T101" style:parent-style-name="DefaultParagraphFont" style:family="text">
      <style:text-properties style:language-complex="he" style:country-complex="IL"/>
    </style:style>
    <style:style style:name="T102" style:parent-style-name="DefaultParagraphFont" style:family="text">
      <style:text-properties style:language-complex="he" style:country-complex="IL"/>
    </style:style>
    <style:style style:name="T103" style:parent-style-name="DefaultParagraphFont" style:family="text">
      <style:text-properties style:language-complex="he" style:country-complex="IL"/>
    </style:style>
    <style:style style:name="T104" style:parent-style-name="FootnoteReference" style:family="text">
      <style:text-properties style:language-complex="he" style:country-complex="IL"/>
    </style:style>
    <style:style style:name="T105" style:parent-style-name="DefaultParagraphFont" style:family="text">
      <style:text-properties style:language-complex="he" style:country-complex="IL"/>
    </style:style>
    <style:style style:name="T106" style:parent-style-name="DefaultParagraphFont" style:family="text">
      <style:text-properties style:language-complex="he" style:country-complex="IL"/>
    </style:style>
    <style:style style:name="T107" style:parent-style-name="DefaultParagraphFont" style:family="text">
      <style:text-properties style:language-complex="he" style:country-complex="IL"/>
    </style:style>
    <style:style style:name="T108" style:parent-style-name="DefaultParagraphFont" style:family="text">
      <style:text-properties style:language-complex="he" style:country-complex="IL"/>
    </style:style>
    <style:style style:name="T109" style:parent-style-name="DefaultParagraphFont" style:family="text">
      <style:text-properties style:language-complex="he" style:country-complex="IL"/>
    </style:style>
    <style:style style:name="T110" style:parent-style-name="DefaultParagraphFont" style:family="text">
      <style:text-properties style:language-complex="he" style:country-complex="IL"/>
    </style:style>
    <style:style style:name="T111" style:parent-style-name="DefaultParagraphFont" style:family="text">
      <style:text-properties style:language-complex="he" style:country-complex="IL"/>
    </style:style>
    <style:style style:name="T112" style:parent-style-name="DefaultParagraphFont" style:family="text">
      <style:text-properties style:language-complex="he" style:country-complex="IL"/>
    </style:style>
    <style:style style:name="T113" style:parent-style-name="DefaultParagraphFont" style:family="text">
      <style:text-properties style:language-complex="he" style:country-complex="IL"/>
    </style:style>
    <style:style style:name="T114" style:parent-style-name="DefaultParagraphFont" style:family="text">
      <style:text-properties style:language-complex="he" style:country-complex="IL"/>
    </style:style>
    <style:style style:name="P115" style:parent-style-name="Normal" style:family="paragraph">
      <style:text-properties style:language-complex="he" style:country-complex="IL"/>
    </style:style>
    <style:style style:name="P116" style:parent-style-name="Normal" style:family="paragraph">
      <style:text-properties style:language-complex="he" style:country-complex="IL"/>
    </style:style>
    <style:style style:name="P117" style:parent-style-name="Normal" style:family="paragraph">
      <style:text-properties style:language-complex="he" style:country-complex="IL"/>
    </style:style>
    <style:style style:name="P118" style:parent-style-name="Heading1" style:family="paragraph">
      <style:text-properties style:language-complex="he" style:country-complex="IL"/>
    </style:style>
    <style:style style:name="P119" style:parent-style-name="Heading2" style:family="paragraph">
      <style:text-properties style:language-complex="he" style:country-complex="IL"/>
    </style:style>
    <style:style style:name="P120" style:parent-style-name="Normal" style:family="paragraph">
      <style:text-properties style:language-complex="he" style:country-complex="IL"/>
    </style:style>
    <style:style style:name="P121" style:parent-style-name="Heading1" style:family="paragraph">
      <style:text-properties style:language-complex="he" style:country-complex="IL"/>
    </style:style>
    <style:style style:name="P122" style:parent-style-name="Normal" style:family="paragraph">
      <style:text-properties style:language-complex="he" style:country-complex="IL"/>
    </style:style>
    <style:style style:name="P123" style:parent-style-name="Heading2" style:family="paragraph">
      <style:text-properties style:language-complex="he" style:country-complex="IL"/>
    </style:style>
    <style:style style:name="P124" style:parent-style-name="Normal" style:family="paragraph">
      <style:text-properties style:language-complex="he" style:country-complex="IL"/>
    </style:style>
    <style:style style:name="P125" style:parent-style-name="Heading2" style:family="paragraph">
      <style:text-properties style:language-complex="he" style:country-complex="IL"/>
    </style:style>
    <style:style style:name="T126" style:parent-style-name="DefaultParagraphFont" style:family="text">
      <style:text-properties style:language-complex="he" style:country-complex="IL"/>
    </style:style>
    <style:style style:name="T127" style:parent-style-name="DefaultParagraphFont" style:family="text">
      <style:text-properties style:language-complex="he" style:country-complex="IL"/>
    </style:style>
    <style:style style:name="T128" style:parent-style-name="DefaultParagraphFont" style:family="text">
      <style:text-properties style:language-complex="he" style:country-complex="IL"/>
    </style:style>
    <style:style style:name="T129" style:parent-style-name="DefaultParagraphFont" style:family="text">
      <style:text-properties style:language-complex="he" style:country-complex="IL"/>
    </style:style>
    <style:style style:name="T130" style:parent-style-name="DefaultParagraphFont" style:family="text">
      <style:text-properties style:language-complex="he" style:country-complex="IL"/>
    </style:style>
    <style:style style:name="T131" style:parent-style-name="DefaultParagraphFont" style:family="text">
      <style:text-properties style:language-complex="he" style:country-complex="IL"/>
    </style:style>
    <style:style style:name="T132" style:parent-style-name="DefaultParagraphFont" style:family="text">
      <style:text-properties style:language-complex="he" style:country-complex="IL"/>
    </style:style>
    <style:style style:name="P133" style:parent-style-name="Heading2" style:family="paragraph">
      <style:text-properties style:language-complex="he" style:country-complex="IL"/>
    </style:style>
    <style:style style:name="P134" style:parent-style-name="Normal" style:family="paragraph">
      <style:text-properties style:language-complex="he" style:country-complex="IL"/>
    </style:style>
    <style:style style:name="P135" style:parent-style-name="Heading2" style:family="paragraph">
      <style:text-properties style:language-complex="he" style:country-complex="IL"/>
    </style:style>
    <style:style style:name="P136" style:parent-style-name="Normal" style:family="paragraph">
      <style:text-properties style:language-complex="he" style:country-complex="IL"/>
    </style:style>
    <style:style style:name="T137" style:parent-style-name="DefaultParagraphFont" style:family="text">
      <style:text-properties style:language-complex="he" style:country-complex="IL"/>
    </style:style>
    <style:style style:name="T138" style:parent-style-name="DefaultParagraphFont" style:family="text">
      <style:text-properties style:language-complex="he" style:country-complex="IL"/>
    </style:style>
    <style:style style:name="T139" style:parent-style-name="DefaultParagraphFont" style:family="text">
      <style:text-properties style:language-complex="he" style:country-complex="IL"/>
    </style:style>
    <style:style style:name="T140" style:parent-style-name="FootnoteReference" style:family="text">
      <style:text-properties style:language-complex="he" style:country-complex="IL"/>
    </style:style>
    <style:style style:name="T141" style:parent-style-name="DefaultParagraphFont" style:family="text">
      <style:text-properties style:language-complex="he" style:country-complex="IL"/>
    </style:style>
    <style:style style:name="T142" style:parent-style-name="FootnoteReference" style:family="text">
      <style:text-properties style:language-complex="he" style:country-complex="IL"/>
    </style:style>
    <style:style style:name="T143" style:parent-style-name="DefaultParagraphFont" style:family="text">
      <style:text-properties style:language-complex="he" style:country-complex="IL"/>
    </style:style>
    <style:style style:name="T144" style:parent-style-name="DefaultParagraphFont" style:family="text">
      <style:text-properties style:language-complex="he" style:country-complex="IL"/>
    </style:style>
    <style:style style:name="T145" style:parent-style-name="DefaultParagraphFont" style:family="text">
      <style:text-properties style:language-complex="he" style:country-complex="IL"/>
    </style:style>
    <style:style style:name="T146" style:parent-style-name="DefaultParagraphFont" style:family="text">
      <style:text-properties style:language-complex="he" style:country-complex="IL"/>
    </style:style>
    <style:style style:name="T147" style:parent-style-name="DefaultParagraphFont" style:family="text">
      <style:text-properties style:language-complex="he" style:country-complex="IL"/>
    </style:style>
    <style:style style:name="T148" style:parent-style-name="DefaultParagraphFont" style:family="text">
      <style:text-properties style:language-complex="he" style:country-complex="IL"/>
    </style:style>
    <style:style style:name="T149" style:parent-style-name="DefaultParagraphFont" style:family="text">
      <style:text-properties style:language-complex="he" style:country-complex="IL"/>
    </style:style>
    <style:style style:name="T150" style:parent-style-name="DefaultParagraphFont" style:family="text">
      <style:text-properties style:language-complex="he" style:country-complex="IL"/>
    </style:style>
    <style:style style:name="T151" style:parent-style-name="DefaultParagraphFont" style:family="text">
      <style:text-properties style:language-complex="he" style:country-complex="IL"/>
    </style:style>
    <style:style style:name="T152" style:parent-style-name="DefaultParagraphFont" style:family="text">
      <style:text-properties style:language-complex="he" style:country-complex="IL"/>
    </style:style>
    <style:style style:name="T153" style:parent-style-name="DefaultParagraphFont" style:family="text">
      <style:text-properties style:language-complex="he" style:country-complex="IL"/>
    </style:style>
    <style:style style:name="T154" style:parent-style-name="FootnoteReference" style:family="text">
      <style:text-properties style:language-complex="he" style:country-complex="IL"/>
    </style:style>
    <style:style style:name="T155" style:parent-style-name="DefaultParagraphFont" style:family="text">
      <style:text-properties style:language-complex="he" style:country-complex="IL"/>
    </style:style>
    <style:style style:name="P156" style:parent-style-name="Normal" style:family="paragraph">
      <style:text-properties style:language-complex="he" style:country-complex="IL"/>
    </style:style>
    <style:style style:name="T157" style:parent-style-name="DefaultParagraphFont" style:family="text">
      <style:text-properties style:language-complex="he" style:country-complex="IL"/>
    </style:style>
    <style:style style:name="T158" style:parent-style-name="DefaultParagraphFont" style:family="text">
      <style:text-properties style:language-complex="he" style:country-complex="IL"/>
    </style:style>
    <style:style style:name="T159" style:parent-style-name="DefaultParagraphFont" style:family="text">
      <style:text-properties style:language-complex="he" style:country-complex="IL"/>
    </style:style>
    <style:style style:name="P160" style:parent-style-name="Heading2" style:family="paragraph">
      <style:text-properties style:language-complex="he" style:country-complex="IL"/>
    </style:style>
    <style:style style:name="T161" style:parent-style-name="DefaultParagraphFont" style:family="text">
      <style:text-properties style:language-complex="he" style:country-complex="IL"/>
    </style:style>
    <style:style style:name="T162" style:parent-style-name="DefaultParagraphFont" style:family="text">
      <style:text-properties style:language-complex="he" style:country-complex="IL"/>
    </style:style>
    <style:style style:name="T163" style:parent-style-name="DefaultParagraphFont" style:family="text">
      <style:text-properties style:language-complex="he" style:country-complex="IL"/>
    </style:style>
    <style:style style:name="P164" style:parent-style-name="Heading2" style:family="paragraph">
      <style:text-properties style:language-complex="he" style:country-complex="IL"/>
    </style:style>
    <style:style style:name="P165" style:parent-style-name="Normal" style:family="paragraph">
      <style:text-properties style:language-complex="he" style:country-complex="IL"/>
    </style:style>
    <style:style style:name="T166" style:parent-style-name="DefaultParagraphFont" style:family="text">
      <style:text-properties style:language-complex="he" style:country-complex="IL"/>
    </style:style>
    <style:style style:name="T167" style:parent-style-name="DefaultParagraphFont" style:family="text">
      <style:text-properties style:language-complex="he" style:country-complex="IL"/>
    </style:style>
    <style:style style:name="T168" style:parent-style-name="DefaultParagraphFont" style:family="text">
      <style:text-properties style:language-complex="he" style:country-complex="IL"/>
    </style:style>
    <style:style style:name="P169" style:parent-style-name="Heading2" style:family="paragraph">
      <style:text-properties style:language-complex="he" style:country-complex="IL"/>
    </style:style>
    <style:style style:name="P170" style:parent-style-name="Normal" style:family="paragraph">
      <style:text-properties style:language-complex="he" style:country-complex="IL"/>
    </style:style>
    <style:style style:name="P171" style:parent-style-name="Heading2" style:family="paragraph">
      <style:text-properties style:language-complex="he" style:country-complex="IL"/>
    </style:style>
    <style:style style:name="P172" style:parent-style-name="Normal" style:family="paragraph">
      <style:text-properties style:language-complex="he" style:country-complex="IL"/>
    </style:style>
    <style:style style:name="P173" style:parent-style-name="Heading2" style:family="paragraph">
      <style:text-properties style:language-complex="he" style:country-complex="IL"/>
    </style:style>
    <style:style style:name="T174" style:parent-style-name="DefaultParagraphFont" style:family="text">
      <style:text-properties style:language-complex="he" style:country-complex="IL"/>
    </style:style>
  </office:automatic-styles>
  <office:body>
    <office:text text:use-soft-page-breaks="true">
      <text:p text:style-name="P1">Editorial documentation and notes</text:p>
      <text:p text:style-name="P2">Nathan Kasimer</text:p>
      <text:h text:style-name="P3" text:outline-level="1">Foreword</text:h>
      <text:p text:style-name="P4">This is a document which outlines the full information about Nathan Kasimer’s Siddur Leshon-Yesharim, in much fuller form than<text:s/>makes sense to include in the introduction of the siddur itself. <text:s/>It<text:s/>includes information useful to anybody who wants to adapt the source code to make their own siddur. <text:s/>I also would like to explain certain editorial decisions, to assist others<text:s/>in determining how they would like to repurpose this content.</text:p>
      <text:p text:style-name="P5">While I want to explain my decision-making, I want to make clear that these decisions are my own, and I am not an authority in matters of halakha or liturgy. <text:s/>I am explaining my choices in making this siddur, so that others can understand the process by which I arrived at the text, and identify areas they may wish to alter, rather than instructing how the liturgy ought to be for all people.</text:p>
      <text:p text:style-name="P6">For acknowledgements and bibliographic information, please see the acknowledgements and bibliography in the source code.</text:p>
      <text:h text:style-name="P7" text:outline-level="1">Editorial Information</text:h>
      <text:h text:style-name="P8" text:outline-level="2">Content</text:h>
      <text:p text:style-name="P9">The goal of this siddur was to have a text that reflects davening (excluding things people learn on regular schedules included in many siddurim, such as Pirkei Avot Shabbat afternoon or Shir HaShirim Friday afternoon). <text:s text:c="2"/>It does not include days where extensive piyyut traditions have been retained, namely Yamim Noraim, Selichot, and Kinnot. <text:s/>I hope to one day produce a Yamim Noraim Machzor to match this volume, though because there is considerable variation in piyyut tradition, the changes required for others to use such a text would be greater than those required for this siddur.</text:p>
      <text:p text:style-name="Normal"><text:span text:style-name="T10">Certain textual adaptations or additions have been made or accepted to reflect normative practice in some communities in which I daven. <text:s/>A traditional text of birchot hashachar has been included (the “shel</text:span><text:span text:style-name="T11">o asani”s</text:span><text:span text:style-name="T12"><text:note text:note-class="footnote" text:id="_ftn0"><text:note-citation>1</text:note-citation><text:note-body><text:p text:style-name="FootnoteText"><text:s/>There are several variants of the “shelo asani” texts in circulation. <text:s/>This siddur has<text:s/><text:span text:style-name="T13">שפחה</text:span><text:span text:style-name="T14"><text:s/>and<text:s/></text:span><text:span text:style-name="T15">גויה</text:span><text:span text:style-name="T16"><text:s/>for women, which is not universal</text:span><text:span text:style-name="T17">—many siddurim use<text:s/></text:span><text:span text:style-name="T18">עבד</text:span><text:span text:style-name="T19"><text:s/>and<text:s/></text:span><text:span text:style-name="T20">גוי</text:span><text:span text:style-name="T21"><text:s/>for both men and women</text:span><text:span text:style-name="T22">. <text:s/>This siddur uses<text:s/></text:span><text:span text:style-name="T23">גוי/גויה</text:span><text:span text:style-name="T24"><text:s/>rather than<text:s/></text:span><text:span text:style-name="T25">נכרי/נכריה</text:span><text:span text:style-name="T26">.</text:span></text:p></text:note-body></text:note></text:span><text:span text:style-name="T27">), along with the version which has become standardized i</text:span><text:span text:style-name="T28">n non-Orthodox siddurim. <text:s/>Also included is Tefillat Channah, which is included in many Sefardic liturgies. <text:s/>As Channah is one of the 7 prophetesses, from whom many halakhot of prayer are derived, it is appropriate to include her tefillah in the morning rec</text:span><text:span text:style-name="T29">itation of various texts. <text:s/>Also added are the few pesukim at the end of Shirat HaYam, to include the portion of Shirat HaYam said by Miriam, following the Conservative “Lev Shalem” series. <text:s/>A person who wants an Orthodox siddur without these alterations ca</text:span><text:span text:style-name="T30">n remove them from the source code.</text:span></text:p>
      <text:p text:style-name="Normal"><text:span text:style-name="T31">Other emendations to the text have not been included. <text:s/>Because there is much less historic variation in the text of the Avot paragraph of the Amidah (as compared with birchot hashachar), and because the appellation “God<text:s/></text:span><text:span text:style-name="T32">of Abraham, Isaac, and Jacob” is a biblical allusion but “God Sarah, Rebecca, Rachel, and Leah” is not, the Imahot have not been included. <text:s/>Similarly, references to our ancestors as “avot”<text:s/></text:span><text:soft-page-break/><text:span text:style-name="T33">have been unchanged, since changing every single reference to group</text:span><text:span text:style-name="T34">s of people to reference both men and women explicitly quickly get to a situation of<text:s/></text:span><text:span text:style-name="T35">אין לדבר סוף</text:span><text:span text:style-name="T36">, and it would create many awkward liturgical phrases (not to mention that the assumption that all references to<text:s/></text:span><text:span text:style-name="T37">אבות</text:span><text:span text:style-name="T38"><text:s/>mean “fathers” only is incorrect in many<text:s/></text:span><text:span text:style-name="T39">cases).</text:span></text:p>
      <text:p text:style-name="Normal"><text:span text:style-name="T40">Many non-Orthodox siddurim have eliminated particularistic references to the Jewish people, or added broader references to humanity alongside them. <text:s/>While the goal of praying for everyone is a noble one, it’s very difficult to argue that it’s wrong</text:span><text:span text:style-name="T41"><text:s/>to pray for the Jewish people specifically. <text:s/>This is an area where I am not comfortable implying that our liturgy can/should be “more moral” than those of past generations, as though their tefillah lacked something by not being universalistic enough. <text:s/>Whi</text:span><text:span text:style-name="T42">le it would be an appropriate addition to a person’s private prayer, I do not believe the need to do so rises to the level to actually require liturgical change, especially the extent required to make this change in a consistent way. <text:s/>The censored line in<text:s/></text:span><text:span text:style-name="T43">the Aleinu has been included. <text:s/>Because many have not reintroduced it, it is in brackets. <text:s/>Birkat HaMinim has a much longer history of censorship and it is much harder to determine an “uncensored” text</text:span><text:span text:style-name="T44"><text:s/></text:span><text:span text:style-name="T45">for</text:span><text:span text:style-name="T46"><text:s/>the Ashkenazi liturgical tradit</text:span><text:span text:style-name="T47">ion, so the received text has been retained</text:span><text:span text:style-name="T48"><text:note text:note-class="footnote" text:id="_ftn1"><text:note-citation>2</text:note-citation><text:note-body><text:p text:style-name="FootnoteText"><text:s/>Though with one textual variant footnoted.</text:p></text:note-body></text:note></text:span><text:span text:style-name="T49">.</text:span></text:p>
      <text:p text:style-name="Normal"><text:span text:style-name="T50">All references to the korbanot (including those in the future tense) have been retained. <text:s/>The changes to the liturgy in this regard in the non-Orthodox world were based on<text:s/></text:span><text:span text:style-name="T51">a philosophical outlook I do not share, and in many cases created strained liturgical texts. <text:s/>Even if one believes that prayer has permanently replaced the sacrificial system, it is important for the liturgy to retain its moorings in the system of korbanot</text:span><text:span text:style-name="T52">. <text:s/>Omitting texts like<text:s/></text:span><text:span text:style-name="T53">אשי ישראל</text:span><text:span text:style-name="T54"><text:s/>in the Amidah obfuscate that link between the Korbanot and early forms of the liturgy</text:span><text:span text:style-name="T55"><text:note text:note-class="footnote" text:id="_ftn2"><text:note-citation>3</text:note-citation><text:note-body><text:p text:style-name="FootnoteText"><text:s/>Since one understanding of the purpose of the earliest versions of<text:s/><text:span text:style-name="T56">רצה</text:span><text:span text:style-name="T57"><text:s/>is a prayer that the sacrifices be accepted, which has been ret</text:span><text:span text:style-name="T58">ained in all liturgies nowadays even though there are no sacrifices to</text:span><text:span text:style-name="T59"><text:s/>be</text:span><text:span text:style-name="T60"><text:s/>accept</text:span><text:span text:style-name="T61">ed</text:span><text:span text:style-name="T62">.</text:span></text:p></text:note-body></text:note></text:span><text:span text:style-name="T63">.</text:span></text:p>
      <text:p text:style-name="P64">Korbanot said daily have been shortened slightly as compared to the content in many siddurim. <text:s/>This is a compromise due to the rushed way they are usually said. <text:s/>Specifically,<text:s/>the Rabbinic texts about the Ketoret have been removed, and kept only at the conclusion of Musaf for Shabbat and holidays. <text:s/>Many siddurim include the verses about the Terumat HaDeshen and Kiyyor. <text:s/>Because there are divergent traditions about saying korbanot and I received no particular custom, I felt comfortable creating a text that reflects how I daven. <text:s/>These texts can easily be added into the source code.</text:p>
      <text:p text:style-name="P65">Unfortunately, piyyutim for special Shabbatot and Yamim-Tovim have largely been omitted from the modern liturgy. <text:s/>Variations in kedushot for Musaf are commented out in the source code out of historical interest (along with the berakha of “magbiah shefalim” in birchot hashachar). <text:s/>It was not practical to include in the actual siddur or the source code large quantities of text which are generally omitted, especially since piyyutim often have many textual variations and require more complex formatting to display their poetic structure. <text:s/>One exception is the piyyut of “Yah Eili” for holidays.</text:p>
      <text:h text:style-name="P66" text:outline-level="2">Text</text:h>
      <text:p text:style-name="Normal"><text:span text:style-name="T67">The text of</text:span><text:span text:style-name="T68"><text:s/>the siddur is from Aaron Wolf’s<text:s/></text:span><text:span text:style-name="T69">Olas Tamid</text:span><text:span text:style-name="T70">. <text:s/>However, to make the text Eastern Ashkenazi, texts from the Wikisource transcription of the Birnbaum Siddur have been used, as well as other tweaks. <text:s/>A variety of other siddurim were consulted as well (especial</text:span><text:span text:style-name="T71">ly Koren, Artscroll, and Sim Shalom). <text:s/>Sim Shalom and Koren were both used to determine proper usage of Kamatz Katan.</text:span></text:p>
      <text:soft-page-break/>
      <text:p text:style-name="Normal"><text:span text:style-name="T72">There are some variations about usage of shva na/nach in different sources. <text:s/>Specifically, while all agree that shva following a leading<text:s/></text:span><text:span text:style-name="T73">ו</text:span><text:span text:style-name="T74">ּ</text:span><text:span text:style-name="T75"><text:s/>is nach, there is disagreement when there is a meteg underneath the shuruk (</text:span><text:span text:style-name="T76">וּֽ</text:span><text:span text:style-name="T77">). <text:s/>Similarly, when the first letter of a word is a letter that can receive a dagesh, but does not following a definite-article<text:s/></text:span><text:span text:style-name="T78">ה</text:span><text:span text:style-name="T79">, there are various opinions about whether thi</text:span><text:span text:style-name="T80">s shva should be na, nach, or na if there is a meteg underneath the<text:s/></text:span><text:span text:style-name="T81">ה</text:span><text:span text:style-name="T82">. <text:s/>In both these cases the siddur’s current usage is that all those shvas are nach. <text:s/>If a person wishes to mark them na, it should be possible to automate this through the shva-marking sc</text:span><text:span text:style-name="T83">ript.</text:span></text:p>
      <text:p text:style-name="Normal"><text:span text:style-name="T84">There is similar variation about whether a shva underneath<text:s/></text:span><text:span text:style-name="T85">ר</text:span><text:span text:style-name="T86">, or between two consecutive identical letters, should be a shva na or a chataf-patach. <text:s/>While most older texts do use chataf-patach, the norm nowadays is to use a shva na. <text:s/>This siddur<text:s/></text:span><text:span text:style-name="T87">vocalizes per the latter system, using the script. <text:s/>This also can be changed back by adapting the script.</text:span></text:p>
      <text:p text:style-name="Normal"><text:span text:style-name="T88">Many places in the liturgy have multiple te</text:span><text:span text:style-name="T89">xtual variants in wide use within Eastern European Nusach Ashkenaz</text:span><text:span text:style-name="T90">. <text:s/>In such cases, the text I learned as normative is in the main text, with variants in wide use are in footnotes</text:span><text:span text:style-name="T91"><text:note text:note-class="footnote" text:id="_ftn3"><text:note-citation>4</text:note-citation><text:note-body><text:p text:style-name="FootnoteText"><text:s/><text:span text:style-name="T92">This was only done for texts where the variation where there are multiple competing traditions, not in cases where a change was made to the text for ideological reasons in the more recent past.</text:span></text:p></text:note-body></text:note></text:span><text:span text:style-name="T93">. <text:s/>For exa</text:span><text:span text:style-name="T94">mple, following Birnbaum, Baer, and the Conservative siddurim, the text for the rainy season is<text:s/></text:span><text:span text:style-name="T95">הגָשם</text:span><text:span text:style-name="T96"><text:s/>with a kamatz. <text:s/>In recent years, many American Ashkenazi siddurim<text:s/></text:span><text:span text:style-name="T97">have</text:span><text:span text:style-name="T98"><text:s/></text:span><text:span text:style-name="T99">הגֶשם</text:span><text:span text:style-name="T100"><text:s/>with a segol. <text:s/>While<text:s/></text:span><text:span text:style-name="T101">some</text:span><text:span text:style-name="T102"><text:s/>argue that this phrase should not<text:s/></text:span><text:span text:style-name="T103">end in a pausal form</text:span><text:span text:style-name="T104"><text:note text:note-class="footnote" text:id="_ftn4"><text:note-citation>5</text:note-citation><text:note-body><text:p text:style-name="FootnoteText"><text:s/>Biblical Hebrew not infrequently uses pausal forms on the minor disjunctive zakef-katon, and liturgical Hebrew often uses pausal forms at the ends of phrases.</text:p></text:note-body></text:note></text:span><text:span text:style-name="T105">, nearly</text:span><text:span text:style-name="T106"><text:s/>all Ashkenazi siddurim do use the</text:span><text:span text:style-name="T107"><text:s/>pausal form<text:s/></text:span><text:span text:style-name="T108">מוריד הטָל</text:span><text:span text:style-name="T109"><text:s/>if they include it, and explanations for the difference are strained at best</text:span><text:span text:style-name="T110">. <text:s/>But because<text:s/></text:span><text:span text:style-name="T111">הגֶשם</text:span><text:span text:style-name="T112"><text:s/>is sometimes used in communities I daven in (and in American Ashkenazi liturgy in general</text:span><text:span text:style-name="T113"><text:s/>nowadays</text:span><text:span text:style-name="T114">), it has been included in a footnote. <text:s/></text:span></text:p>
      <text:h text:style-name="Heading2" text:outline-level="2">Instructions and Order</text:h>
      <text:p text:style-name="P115">The instructions in this siddur reflect the order of liturgy I’ve observed in various synagogues. <text:s/>On days where Musaf is recited, the Psalm of the Day is located after the Kaddish Titkabel at the end of Shacharit, which seems to be the normative practice in Lakeview, Chicago. <text:s/>While this does not match the custom I grew up with (which was either to always put it at the end of davening, or always put it at the beginning of Pesukei DeZimra), it saves some time to help reach morning Shema and Shacharit at their appropriate times.<text:s text:c="2"/>There are innumerable different minhagim for things like when to say Tachanun, this Siddur simply represents one.</text:p>
      <text:p text:style-name="P116">The order of prayers is designed to balance the concerns of keeping the siddur compact with minimizing flipping back and forth (especially on Yom-tov). <text:s/>As a consequence it has the system (shared with some older German and the complete Sim Shalom) of having Pesukei Dezimra shared for all days, which requires flipping a few pages on weekdays but saves several pages. <text:s/>I have used the somewhat unusual system of printing Shabbat and Yom-tov Amidah together for Ma’ariv, Shacharit, and Mincha, so Yom-tov does not require so much page-flipping as to make davening more an exercise in looking for pages than proper davening. <text:s/>For Yom-Tov Musaf, however, I have taken the opposite approach, putting Musaf itself together with a second iteration of the conclusion of Musaf to allow it to be davened continuously.</text:p>
      <text:soft-page-break/>
      <text:p text:style-name="P117">Instructions are in Hebrew only. <text:s/>I considered making them bilingual, but switching from English to Hebrew continuously would’ve been a significant challenge, and the<text:s/>English<text:s/>instructions would’ve been substantially transliterations of Hebrew terminology.</text:p>
      <text:h text:style-name="P118" text:outline-level="1">How to use the source code</text:h>
      <text:h text:style-name="P119" text:outline-level="2">Fonts</text:h>
      <text:p text:style-name="P120">This siddur uses<text:s/>the “Shlomo” font for the main text, and “Mekorot-Rashi” for instructions and marginal notes. <text:s/>Both must be installed on the user’s system to compile the source code. <text:s/>These fonts may be downloaded from Opensiddur’s font selection here: https://opensiddur.org/help/fonts/</text:p>
      <text:h text:style-name="P121" text:outline-level="1">How to use the text converter script</text:h>
      <text:p text:style-name="P122">The “text converter” script is a Jupyter notebook, written in Python, which makes certain changes to the text automatically. <text:s/>This discusses the script from a high-level, to give a broader picture than is practical with comments only. <text:s/>Each specific portion can be commented out of the last portion of the script, which actually defines which converters to run the text through.</text:p>
      <text:h text:style-name="P123" text:outline-level="2">Shem Converter</text:h>
      <text:p text:style-name="P124">This portion of the scripts changes the Shem Havaya to yod-yod, both in liturgical texts and biblical quotations, while preserving trop and prefixes. <text:s/>If it is desired to leave shem havaya as-is in biblical quotations in the unconverted script, there are some places where sheimot have been changed manually. <text:s/>This is because shem havaya, when next to a bracket, causes a glitch, which can be eliminating by converting these sheimot manually.</text:p>
      <text:h text:style-name="P125" text:outline-level="2">Kol</text:h>
      <text:p text:style-name="Normal"><text:span text:style-name="T126">This portion of the script puts a kamatz katan in the word<text:s/></text:span><text:span text:style-name="T127">כל</text:span><text:span text:style-name="T128"><text:s/>and a maqqaf after it (unless the word has a cholam instead of a kamatz). <text:s/>It should not be used on biblical texts if they are from Miqra Al Pi Masora, as these already have kamatz katans. <text:s/>This portion of the text has the risks of false positives from words like<text:s/></text:span><text:span text:style-name="T129">היכל</text:span><text:span text:style-name="T130"><text:s/>or<text:s/></text:span><text:span text:style-name="T131">נאכל</text:span><text:span text:style-name="T132">. <text:s/>While those have been accounted for, more false positives are possible when using this script.</text:span></text:p>
      <text:h text:style-name="P133" text:outline-level="2">Et<text:tab/></text:h>
      <text:p text:style-name="P134">This puts a maqqaf after “et” when it is spelled with a segol. <text:s/>It is not needed for biblical texts, as it should already have maqqafs, or if you don’t want to be particular about proper maqqaf uses.</text:p>
      <text:h text:style-name="P135" text:outline-level="2">Kamatz Katan</text:h>
      <text:p text:style-name="P136">The kamatz katan script adds some kamatz katans to the text, but does not identify all of them. <text:s/>First, it checks words against a list of known words that are exceptions to usual kamatz katan rules. <text:s/>If the word is not on that list, it checks the word against a list of known words with kamatz katans, and replace the word with the word with kamatz katan if necessary. <text:s/>If the word is on neither list, it tests the kamatzes to see if they fit a few rules where kamatzes are known to occur.</text:p>
      <text:p text:style-name="Normal"><text:span text:style-name="T137">First, it checks if the following consonant has a dagesh. <text:s/>If it does, the kamatz is in a closed syllable</text:span><text:span text:style-name="T138">. <text:s/>Since words in Hebrew usually have stress on the final syllable, and final consonants cannot have a<text:s/></text:span><text:soft-page-break/><text:span text:style-name="T139">dagesh</text:span><text:span text:style-name="T140"><text:note text:note-class="footnote" text:id="_ftn5"><text:note-citation>6</text:note-citation><text:note-body><text:p text:style-name="FootnoteText"><text:s/>Except for<text:s/>a doubly-closed syllable<text:s/>ending in a begedkefet letter, which is not a relevant concern here</text:p></text:note-body></text:note></text:span><text:span text:style-name="T141">, a kamatz followed by a consonant with a dagesh will nearly always be katan. The script marks it as such. <text:s/>Exceptions to this pattern must be put in the exception list</text:span><text:span text:style-name="T142"><text:note text:note-class="footnote" text:id="_ftn6"><text:note-citation>7</text:note-citation><text:note-body><text:p text:style-name="FootnoteText"><text:s/>Exceptions to the rules of kamatz katans include words like<text:s/><text:span text:style-name="T143">בתים</text:span><text:span text:style-name="T144">, where kamatz in an unstressed closed syllable is gadol, and<text:s/></text:span><text:span text:style-name="T145">אתה</text:span><text:span text:style-name="T146"><text:s/>in pausal form, which<text:s/></text:span><text:span text:style-name="T147">occasionally</text:span><text:span text:style-name="T148"><text:s/>takes a kamatz on the first syllable. <text:s/></text:span><text:span text:style-name="T149">In the latter case the first syllable is stressed</text:span><text:span text:style-name="T150">, which makes it an exception to the script but not an exception to the rules of Hebrew grammar.</text:span></text:p></text:note-body></text:note></text:span><text:span text:style-name="T151">.</text:span></text:p>
      <text:p text:style-name="Normal"><text:span text:style-name="T152">The script also marks kamatzes as katan when followed by two consecutive shvas. <text:s/>Because there cannot be two consecutive shva na</text:span><text:span text:style-name="T153">s, the first must be nach and end a closed syllable, and unless the syllable is stressed the kamatz must be katan</text:span><text:span text:style-name="T154"><text:note text:note-class="footnote" text:id="_ftn7"><text:note-citation>8</text:note-citation><text:note-body><text:p text:style-name="FootnoteText"><text:s/>I do not believe it is possible to have a kamatz in such a circumstance be gadol. <text:s/>This is because with very few exceptions, stress is on the final or penultimate syllable in Hebrew, and a kamatz-shva-shva sequence is one open and one closed syllable, and a syllable cannot conclude with a shva na, so another syllable must follow the shva na. <text:s/>Such a word would need to be a rare example of antepenultimate stress, and I don’t believe any of them have a kamatz as the stressed vowel in a closed syllable.<text:s/></text:p></text:note-body></text:note></text:span><text:span text:style-name="T155">.</text:span></text:p>
      <text:p text:style-name="P156">The script also marks kamatz preceding chataf-kamatz as katan, when a guttural vowel is between. <text:s/>Some vocalization systems to not use this system, and this would need to be commented out. <text:s/>Because verses were copied with kamatz katans in these positions, an addition would need to be made to flag these and make them kamatz gadol.</text:p>
      <text:p text:style-name="Normal"><text:span text:style-name="T157">This is only needed for texts that are not biblical quotations from Miqra Al Pi Masora. <text:s/>This kamatz script does not catch every kamatz katan. <text:s/>Specifically kamatz in last syllables of words that are unstressed due to a following word, such as<text:s/></text:span><text:span text:style-name="T158">זכׇר־לנו</text:span><text:span text:style-name="T159"><text:s/>are not caught, as are kamatzes followed by shva nach (since there is no reliable way to distinguish these from kamatz gadol followed by shva na).</text:span></text:p>
      <text:h text:style-name="P160" text:outline-level="2">Chataf-Patach</text:h>
      <text:p text:style-name="Normal"><text:span text:style-name="T161">This portion of the script changes chataf-patach to shva in circumstances where there is variation in vowel usage, specifically after<text:s/></text:span><text:span text:style-name="T162">ר</text:span><text:span text:style-name="T163"><text:s/>and between two identical non-gutteral vowels.<text:s/></text:span></text:p>
      <text:h text:style-name="P164" text:outline-level="2">Shva marker</text:h>
      <text:p text:style-name="P165">The shva-marker marts shva na. <text:s/>It first checks that the word is not in a predefined list of shva-exceptions. <text:s/>If it is not, it marks the shva as na if it follows a letter with a dagesh, is between two identical consonants, if it follows another shva, or if it follows a long vowel. <text:s/>This script will mark shva na following a kamatz katan as na if the kamatz katan is not properly written with a kamatz katan character. <text:s/>It also does not mark word-final shva.</text:p>
      <text:p text:style-name="Normal"><text:span text:style-name="T166">The script as currently programmed does not mark shva under a consonant following shuruk with a meteg, or under a letter that does not have a dagesh following the direct-object<text:s/></text:span><text:span text:style-name="T167">ה</text:span><text:span text:style-name="T168"><text:s/>prefix. <text:s/>The status of these shvas is disputed.</text:span></text:p>
      <text:h text:style-name="P169" text:outline-level="2">Minor alterations</text:h>
      <text:p text:style-name="P170">The script has the functionality to make minor tweaks to the characters. <text:s/>The first is to change the shva-marking character. <text:s/>The second is to change the colon character to a silluq character in lines that are not instructions (since in instructions usually a colon really is intended). <text:s/>Lastly the script fixes errors that can creep in due to glitches in the script, namely double kamatzes or doubly-marked shva.</text:p>
      <text:soft-page-break/>
      <text:h text:style-name="P171" text:outline-level="2">Missing Brackets</text:h>
      <text:p text:style-name="P172">This prints an output if a bracket goes missing in the outputted text. <text:s/>Usually this is due to shem hashem adjacent to a bracket. <text:s/>Because of how Jupyter and LaTeX handle RTL/LTR text, this problem is very difficult to troubleshoot. <text:s/>It can be difficult to find these missing brackets in the text, so this portion of the script gives a line number for the user to manually check.</text:p>
      <text:h text:style-name="P173" text:outline-level="2">Kamatz printer</text:h>
      <text:p text:style-name="Normal"><text:span text:style-name="T174">This portion of the script prints words where a kamatz is followed by a shva. <text:s/>Because these words cannot easily be automatically known to be kamatz gadol or kamatz katan, this list is a useful way to find words that need to be added to the kamatz-katan word list. <text:s/>It does not print every possible instance of a kamatz that could be katan, since often when a word has a kamatz katan in the last syllable and a maqqaf linking it to the next word, the maqqaf is missing.</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5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style:font-name-complex="Times New Roman" fo:color="#2F5496"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style:font-name-complex="Times New Roman" fo:color="#2F5496" fo:font-size="13pt" style:font-size-asian="13pt" style:font-size-complex="13pt" fo:hyphenate="false"/>
    </style:style>
    <style:style style:name="Heading3" style:display-name="Heading 3" style:family="paragraph" style:parent-style-name="Normal" style:next-style-name="Normal" style:default-outline-level="3">
      <style:paragraph-properties fo:keep-with-next="always" fo:keep-together="always" fo:margin-top="0.0277in" fo:margin-bottom="0in"/>
      <style:text-properties style:font-name="Calibri Light" style:font-name-asian="Times New Roman" style:font-name-complex="Times New Roman" fo:color="#1F3763" fo:font-size="12pt" style:font-size-asian="12pt" style:font-size-complex="12pt" fo:hyphenate="false"/>
    </style:style>
    <style:style style:name="Normal" style:display-name="Normal" style:family="paragraph">
      <style:text-properties fo:hyphenate="false"/>
    </style:style>
    <style:style style:name="DefaultParagraphFont" style:display-name="Default Paragraph Font" style:family="text"/>
    <style:style style:name="Title" style:display-name="Title" style:family="paragraph" style:parent-style-name="Normal" style:next-style-name="Normal">
      <style:paragraph-properties fo:margin-bottom="0in" fo:line-height="100%"/>
      <style:text-properties style:font-name="Calibri Light" style:font-name-asian="Times New Roman" style:font-name-complex="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Calibri Light" style:font-name-asian="Times New Roman" style:font-name-complex="Times New Roman" fo:letter-spacing="-0.0069in" style:letter-kerning="true" fo:font-size="28pt" style:font-size-asian="28pt" style:font-size-complex="28pt"/>
    </style:style>
    <style:style style:name="Heading1Char" style:display-name="Heading 1 Char" style:family="text" style:parent-style-name="DefaultParagraphFont">
      <style:text-properties style:font-name="Calibri Light" style:font-name-asian="Times New Roman" style:font-name-complex="Times New Roman" fo:color="#2F5496" fo:font-size="16pt" style:font-size-asian="16pt" style:font-size-complex="16pt"/>
    </style:style>
    <style:style style:name="Heading2Char" style:display-name="Heading 2 Char" style:family="text" style:parent-style-name="DefaultParagraphFont">
      <style:text-properties style:font-name="Calibri Light" style:font-name-asian="Times New Roman" style:font-name-complex="Times New Roman" fo:color="#2F5496" fo:font-size="13pt" style:font-size-asian="13pt" style:font-size-complex="13pt"/>
    </style:style>
    <style:style style:name="ListParagraph" style:display-name="List Paragraph" style:family="paragraph" style:parent-style-name="Normal">
      <style:paragraph-properties fo:margin-left="0.5in">
        <style:tab-stops/>
      </style:paragraph-properties>
      <style:text-properties fo:hyphenate="false"/>
    </style:style>
    <style:style style:name="Subtitle" style:display-name="Subtitle" style:family="paragraph" style:parent-style-name="Normal" style:next-style-name="Normal">
      <style:text-properties style:font-name-asian="Times New Roman" fo:color="#5A5A5A" fo:letter-spacing="0.0104in" fo:hyphenate="false"/>
    </style:style>
    <style:style style:name="SubtitleChar" style:display-name="Subtitle Char" style:family="text" style:parent-style-name="DefaultParagraphFont">
      <style:text-properties style:font-name-asian="Times New Roman" fo:color="#5A5A5A" fo:letter-spacing="0.0104in"/>
    </style:style>
    <style:style style:name="FootnoteText" style:display-name="Footnote Text" style:family="paragraph" style:parent-style-name="Normal">
      <style:paragraph-properties fo:margin-bottom="0in" fo:line-height="100%"/>
      <style:text-properties fo:font-size="10pt" style:font-size-asian="10pt" style:font-size-complex="10pt" fo:hyphenate="false"/>
    </style:style>
    <style:style style:name="FootnoteTextChar" style:display-name="Footnote Text Char" style:family="text" style:parent-style-name="DefaultParagraphFont">
      <style:text-properties fo:font-size="10pt" style:font-size-asian="10pt" style:font-size-complex="10pt"/>
    </style:style>
    <style:style style:name="FootnoteReference" style:display-name="Footnote Reference" style:family="text" style:parent-style-name="DefaultParagraphFont">
      <style:text-properties style:text-position="super 63.6%"/>
    </style:style>
    <style:style style:name="Heading3Char" style:display-name="Heading 3 Char" style:family="text" style:parent-style-name="DefaultParagraphFont">
      <style:text-properties style:font-name="Calibri Light" style:font-name-asian="Times New Roman" style:font-name-complex="Times New Roman" fo:color="#1F3763" fo:font-size="12pt" style:font-size-asian="12pt" style:font-size-complex="12pt"/>
    </style:style>
    <style:style style:name="EndnoteText" style:display-name="Endnote Text" style:family="paragraph" style:parent-style-name="Normal">
      <style:paragraph-properties fo:margin-bottom="0in" fo:line-height="100%"/>
      <style:text-properties fo:font-size="10pt" style:font-size-asian="10pt" style:font-size-complex="10pt" fo:hyphenate="false"/>
    </style:style>
    <style:style style:name="EndnoteTextChar" style:display-name="Endnote Text Char" style:family="text" style:parent-style-name="DefaultParagraphFont">
      <style:text-properties fo:font-size="10pt" style:font-size-asian="10pt" style:font-size-complex="10pt"/>
    </style:style>
    <style:style style:name="EndnoteReference" style:display-name="Endnote Reference" style:family="text" style:parent-style-name="DefaultParagraphFont">
      <style:text-properties style:text-position="super 63.6%"/>
    </style:style>
    <text:notes-configuration text:note-class="footnote" text:citation-style-name="FootnoteReference" text:citation-body-style-name="FootnoteReference" text:start-value="0" style:num-format="1" text:start-numbering-at="document" text:footnotes-position="page"/>
    <text:notes-configuration text:note-class="endnote" text:citation-style-name="EndnoteReference" text:citation-body-style-name="EndnoteReferenc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Kasimer Nathan</meta:initial-creator>
    <dc:creator>Kasimer Nathan</dc:creator>
    <meta:creation-date>2020-05-18T12:34:00Z</meta:creation-date>
    <dc:date>2020-05-18T18:36:00Z</dc:date>
    <meta:template xlink:href="Normal.dotm" xlink:type="simple"/>
    <meta:editing-cycles>8</meta:editing-cycles>
    <meta:editing-duration>PT17820S</meta:editing-duration>
    <meta:document-statistic meta:page-count="6" meta:paragraph-count="31" meta:word-count="2359" meta:character-count="15775" meta:row-count="112" meta:non-whitespace-character-count="13447"/>
  </office:meta>
</office:document-meta>
</file>